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fo:background-color="#FFF200"/>
    </style:style>
    <style:style style:name="T3" style:parent-style-name="Fonteparág.padrão" style:family="text">
      <style:text-properties fo:background-color="#FFF200"/>
    </style:style>
    <style:style style:name="P4" style:parent-style-name="Standard" style:family="paragraph">
      <style:text-properties fo:background-color="#FFFFFF"/>
    </style:style>
    <style:style style:name="T5" style:parent-style-name="Fonteparág.padrão" style:family="text">
      <style:text-properties fo:background-color="#FFF200"/>
    </style:style>
    <style:style style:name="P6" style:parent-style-name="Standard" style:family="paragraph">
      <style:text-properties fo:background-color="#FFF200"/>
    </style:style>
    <style:style style:name="P7" style:parent-style-name="Standard" style:family="paragraph">
      <style:paragraph-properties fo:background-color="#FFFFFF"/>
    </style:style>
    <style:style style:name="P8" style:parent-style-name="Standard" style:family="paragraph">
      <style:paragraph-properties fo:background-color="#FFFFFF"/>
    </style:style>
    <style:style style:name="P9" style:parent-style-name="Standard" style:family="paragraph">
      <style:paragraph-properties fo:background-color="#FFFFFF"/>
    </style:style>
    <style:style style:name="P10" style:parent-style-name="Standard" style:family="paragraph">
      <style:paragraph-properties fo:background-color="#FFFFFF"/>
    </style:style>
    <style:style style:name="P11" style:parent-style-name="Standard" style:family="paragraph">
      <style:paragraph-properties fo:background-color="#FFFFFF"/>
    </style:style>
    <style:style style:name="P12" style:parent-style-name="Standard" style:family="paragraph">
      <style:paragraph-properties fo:background-color="#FFFFFF"/>
    </style:style>
    <style:style style:name="P13" style:parent-style-name="Standard" style:family="paragraph">
      <style:paragraph-properties fo:background-color="#FFFFFF"/>
    </style:style>
    <style:style style:name="P14" style:parent-style-name="Standard" style:family="paragraph">
      <style:paragraph-properties fo:background-color="#FFFFFF"/>
    </style:style>
    <style:style style:name="P15" style:parent-style-name="Standard" style:family="paragraph">
      <style:paragraph-properties fo:background-color="#FFFFFF"/>
    </style:style>
    <style:style style:name="P16" style:parent-style-name="Standard" style:family="paragraph">
      <style:paragraph-properties fo:background-color="#FFFFFF"/>
    </style:style>
    <style:style style:name="P17" style:parent-style-name="Standard" style:family="paragraph">
      <style:paragraph-properties fo:background-color="#FFFFFF"/>
    </style:style>
    <style:style style:name="P18" style:parent-style-name="Standard" style:family="paragraph">
      <style:paragraph-properties fo:background-color="#FFFFFF"/>
    </style:style>
    <style:style style:name="P19" style:parent-style-name="Standard" style:family="paragraph">
      <style:paragraph-properties fo:background-color="#FFFFFF"/>
    </style:style>
    <style:style style:name="P20" style:parent-style-name="Standard" style:family="paragraph">
      <style:paragraph-properties fo:background-color="#FFFFFF"/>
    </style:style>
    <style:style style:name="P21" style:parent-style-name="Standard" style:family="paragraph">
      <style:paragraph-properties fo:background-color="#FFFFFF"/>
    </style:style>
    <style:style style:name="P22" style:parent-style-name="Standard" style:family="paragraph">
      <style:paragraph-properties fo:background-color="#FFFFFF"/>
    </style:style>
    <style:style style:name="P23" style:parent-style-name="Standard" style:family="paragraph">
      <style:paragraph-properties fo:background-color="#FFFFFF"/>
    </style:style>
    <style:style style:name="P24" style:parent-style-name="Standard" style:family="paragraph">
      <style:paragraph-properties fo:background-color="#FFFFFF"/>
    </style:style>
    <style:style style:name="P25" style:parent-style-name="Standard" style:family="paragraph">
      <style:paragraph-properties fo:background-color="#FFFFFF"/>
    </style:style>
    <style:style style:name="P26" style:parent-style-name="Standard" style:family="paragraph">
      <style:paragraph-properties fo:background-color="#FFFFFF"/>
    </style:style>
    <style:style style:name="P27" style:parent-style-name="Standard" style:family="paragraph">
      <style:text-properties fo:background-color="#FFFFFF"/>
    </style:style>
  </office:automatic-styles>
  <office:body>
    <office:text text:use-soft-page-breaks="true">
      <text:p text:style-name="P1">Bom Dia,<text:s/><text:line-break/><text:line-break/>Segue briefing <text:s/>e-mail <text:s/>MKT. 22/06/2022</text:p>
      <text:p text:style-name="Standard"><text:line-break/><text:span text:style-name="T2">CHAMADA</text:span>:</text:p>
      <text:p text:style-name="Standard"/>
      <text:p text:style-name="Standard">SEU SUV PARA SUAS FERIAS,É NA<text:s/>NOVA CHEVROLET.</text:p>
      <text:p text:style-name="Standard">PREÇOS E TAXAS REDUZIDAS.</text:p>
      <text:p text:style-name="Standard">ENTRADA PARCELADA EM ATÉ 10X C.C . S/J.</text:p>
      <text:p text:style-name="Standard">BÔNUS DE R$ 2.000,00 NO SEU USADO DA TROCA.</text:p>
      <text:p text:style-name="Standard">ABAIXO DA TABELA FIPE.</text:p>
      <text:p text:style-name="Standard">UM ANO DE GARANTIA PRIME.</text:p>
      <text:p text:style-name="Standard"><text:line-break/>Consulte condições...<text:s/><text:line-break/></text:p>
      <text:p text:style-name="Standard"><text:span text:style-name="T3">NOVA JOÃO DIAS</text:span><text:line-break/><text:line-break/>NISSAN KICKIS SL/1.6.2016/2017. AUTOMATICA</text:p>
      <text:p text:style-name="Standard">COM; <text:s text:c="2"/>AR,DE,VE,TE,AB2,ABS, LT,TT,VV.<text:line-break/>COR:PRETO. PLACA: BAP-5E62.<text:line-break/>VALOR : R$ 86.900,00 . KM- 87.301.<text:line-break/><text:line-break/>MITSUBISHI ASX /2.0 .2016/2016. <text:s/>AUTOMATICA.<text:line-break/>COR: BRANCA. <text:s text:c="2"/>PLACA: <text:s/>BHE-1155.</text:p>
      <text:p text:style-name="Standard">COM:AR,DH,VE,TE,AB2, ABS,LT,TT,VV.<text:line-break/>VALOR: R$ 78.900,00. KM:84.041.<text:line-break/><text:line-break/><text:s/><text:line-break/>JEEP RENEGADE SPORT/1.8. 2019/2019 .AUTOMATICA.</text:p>
      <text:p text:style-name="Standard">COM: AR,DE,VE,TE,AB2,ABS, LT,TT,VV.RD.<text:line-break/>COR: PRETA. <text:s text:c="2"/>PLACA: QQA-4F74.<text:line-break/>VALOR: R$ 83.900,00. KM:60.757.<text:line-break/><text:line-break/><text:line-break/>RENAULT CAPTUR/INTENSE 2.0. 2017/2018. AUTOMATICO</text:p>
      <text:p text:style-name="Standard">COM: AR,DE,VE,TE,AB2,ABS, LT,TT,VV.RD.<text:line-break/>COR : PRETA. PLACA:GAF-7531.<text:line-break/>VALOR: R$ 79.900,00. KM: 93270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Standard"/>
      <text:soft-page-break/>
      <text:p text:style-name="Standard"><text:line-break/></text:p>
      <text:p text:style-name="Standard"><text:span text:style-name="T5">NOVA TATUAPÉ</text:span></text:p>
      <text:p text:style-name="P6"/>
      <text:p text:style-name="P7">TRACKER LTZ 1.4T – 2016/2017</text:p>
      <text:p text:style-name="P8">CÔR: BRANCO <text:s/>- <text:s/>PLACA: CDX0018</text:p>
      <text:p text:style-name="P9">OPÇ: AUT/ABE/ABS/AR/DE/VE/TE/TETO/RODAS/M. LINK</text:p>
      <text:p text:style-name="P10">VALOR: <text:s/>R$ 91.900,00 <text:s/>- <text:s/>KM <text:s/>48.506</text:p>
      <text:p text:style-name="P11"/>
      <text:p text:style-name="P12">T-CROSS 1.0 200 TSI <text:s/>- <text:s/>2020/2021</text:p>
      <text:p text:style-name="P13">CÔR: BRANCO <text:s/>- <text:s/>PLACA <text:s/>EHH 4E43</text:p>
      <text:p text:style-name="P14">OPÇ: AUT/AB2/ABS/AR/DE/VE/TE/RODAS/SOM</text:p>
      <text:p text:style-name="P15">VALOR: R$ 117.100,00 <text:s/>- <text:s/>KM 36.480</text:p>
      <text:p text:style-name="P16">___________________________________________________________</text:p>
      <text:p text:style-name="P17"/>
      <text:p text:style-name="P18">TRACKER PREMIER 1.4T – 2018/2018</text:p>
      <text:p text:style-name="P19">CÔR: VERMELHO <text:s/>- <text:s/>PLACA GFH0448</text:p>
      <text:p text:style-name="P20">OPÇ: AUT/AB2/ABS/AR/DE/VE/TE/TETO/RODAS/M. LINK</text:p>
      <text:p text:style-name="P21">VALOR: R$ 96.400,00 <text:s/>- <text:s/>KM 41.035</text:p>
      <text:p text:style-name="P22"/>
      <text:p text:style-name="P23">ECOSPORT TITANIUM 2.0 -- <text:s/>2018/2019</text:p>
      <text:p text:style-name="P24">CÔR: BRANCO <text:s/>- <text:s/>PLACA GFC 4018</text:p>
      <text:p text:style-name="P25">OPÇ: AUT/AB2/ABS/AR/DE/VE/TE/TETO/RODAS/SOM</text:p>
      <text:p text:style-name="P26">VALOR: R$ 82.900,00 <text:s/>- <text:s/>KM: 55.322</text:p>
      <text:p text:style-name="Standard"><text:line-break/>Texto Jurídico:<text:s/><text:line-break/><text:line-break/>Entrada em até 10X no Cartão de<text:s/>Crédito SEM JUROS limitado a R$ 10.000,00.<text:s/><text:line-break/>Bônus de até R$ 2.000,00 no seu usado na troca.(Para  veículos nacionais até 5 anos de uso, com média de 10.000km. Rodados por ano(Consulte condições)</text:p>
      <text:p text:style-name="Standard">Um ano de Garantia Prime .<text:s/><text:line-break/>Crédito sujeito à aprovação. Fotos Ilustrativas. Promoção não cumulativa com outras, válida para veículos aqui anunciados ou término do estoque.<text:s/><text:line-break/></text:p>
      <text:p text:style-name="Standard"/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Arial Unicode MS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 Unicode M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 Unicode MS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commerce702</meta:initial-creator>
    <dc:creator>Ecommerce702</dc:creator>
    <meta:creation-date>2022-06-27T20:23:00Z</meta:creation-date>
    <dc:date>2022-06-27T20:23:00Z</dc:date>
    <meta:template xlink:href="Normal.dotm" xlink:type="simple"/>
    <meta:editing-cycles>2</meta:editing-cycles>
    <meta:editing-duration>PT60S</meta:editing-duration>
    <meta:document-statistic meta:page-count="2" meta:paragraph-count="3" meta:word-count="311" meta:character-count="1993" meta:row-count="14" meta:non-whitespace-character-count="1685"/>
  </office:meta>
</office:document-meta>
</file>